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MARGO
Recorrido: Ministério Público do Estado de Goiás</text:p>
      <text:p>O Ministério Público do Estado de Goiás, por meio deste Promotor de Justiça, vem apresentar suas
CONTRARRAZÕES AO RECURSO ESPECIAL
interposto por GUILHERME JÚNIOR DA SILVA CAMARGO, com fundamento no artigo 1.030 do Código de Processo Civil c/c o artigo 3º do Código de Processo Penal, requerendo que sejam recebidas e regularmente processadas, conforme adiante aduzido.</text:p>
      <text:p>Goiânia, 14 de May de 2025.</text:p>
      <text:p>Promotor(a) de Justiça
XXXX</text:p>
      <text:p>CONTRARRAZÕES AO RECURSO ESPECIAL</text:p>
      <text:p>COLENDA CÂMARA,</text:p>
      <text:p>GUILHERME JÚNIOR DA SILVA CAMARGO, já qualificado(a) nos autos em epígrafe, inconformado(a) com os v. Acórdãos dos eventos n.º 193 e 217, interpôs o presente Recurso Especial, com fundamento no artigo 105, III, alínea "a", da Constituição Federal.</text:p>
      <text:p>É o sucinto relatório.</text:p>
      <text:p>DO MÉRITO RECURSAL</text:p>
      <text:p>No que tange à tese de ofensa ao artigo 619 do Código de Processo Penal, alegando omissões, contradições e obscuridades no acórdão recorrido, verifica-se que o recurso especial não merece prosperar. O recorrente busca, na verdade, a rediscussão da matéria já decidida pelo Tribunal de Justiça do Estado de Goiás, o que é inadmissível na via recursal eleita. O acórdão recorrido, ao contrário do alegado, apresenta fundamentação suficiente para embasar a decisão, conforme jurisprudência pacífica do Supremo Tribunal Federal (Tema nº 339), que dispensa o exame pormenorizado de cada alegação, bastando a fundamentação suficiente da conclusão.  A pretensão do recorrente configura, portanto, mero inconformismo com a interpretação jurídica dada ao caso concreto, não se configurando omissão, contradição ou obscuridade.  A jurisprudência do Superior Tribunal de Justiça corrobora esse entendimento, conforme demonstrado pelas ementas anexas, que demonstram a impossibilidade de se utilizar o recurso especial para rediscutir matéria já decidida e devidamente fundamentada, ainda que de forma contrária aos interesses do recorrente.  A fundamentação do acórdão recorrido demonstra o enfrentamento de todos os pontos relevantes à controvérsia, não havendo, portanto, negativa de prestação jurisdicional.</text:p>
      <text:p>Quanto à alegada ofensa ao artigo 386, inciso VII, do Código de Processo Penal, sob o argumento de insuficiência de provas para a condenação, observa-se que a pretensão absolutória demanda o reexame do conjunto probatório, o que é vedado pela Súmula 7 do Superior Tribunal de Justiça.  O acórdão recorrido, ao contrário do alegado, apresenta farta prova da materialidade e autoria do crime, com base em depoimentos de testemunhas e elementos colhidos em juízo, sob o crivo do contraditório e da ampla defesa.  A transcrição de trechos do acórdão demonstra a solidez da fundamentação da condenação, com base em provas robustas e consistentes, que afastam qualquer dúvida sobre a autoria e a materialidade do delito.  A pretensão de simples reexame de prova, como se observa, não enseja recurso especial.</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4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